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rocessableDeserializer.PropertyProcessableDeserializer( Class &lt; PropertyProcessable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rocessable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rocessableDeserializer.deserialze( DefaultJSONParser parser , Type type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